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200%"/>
      <style:text-properties style:font-name="Times New Roman" fo:font-size="12pt" fo:font-weight="bold" officeooo:rsid="00198736" officeooo:paragraph-rsid="00198736" style:font-size-asian="12pt" style:font-weight-asian="bold" style:font-size-complex="12pt" style:font-weight-complex="bold"/>
    </style:style>
    <style:style style:name="P2" style:family="paragraph" style:parent-style-name="Text_20_body">
      <style:paragraph-properties fo:line-height="200%"/>
      <style:text-properties fo:font-variant="normal" fo:text-transform="none" fo:color="#000000" style:text-line-through-style="none" style:font-name="Times New Roman" fo:font-size="12pt" fo:font-style="normal" style:text-underline-style="none" fo:font-weight="normal" officeooo:paragraph-rsid="00198736" style:text-blinking="false" fo:background-color="transparent" style:font-size-asian="12pt" style:font-weight-asian="normal" style:font-size-complex="12pt" style:font-weight-complex="normal"/>
    </style:style>
    <style:style style:name="P3" style:family="paragraph" style:parent-style-name="Standard">
      <style:paragraph-properties fo:line-height="200%"/>
      <style:text-properties style:font-name="Times New Roman" fo:font-size="12pt" officeooo:rsid="00198736" officeooo:paragraph-rsid="00198736" style:font-size-asian="12pt" style:font-size-complex="12pt"/>
    </style:style>
    <style:style style:name="P4" style:family="paragraph" style:parent-style-name="Standard">
      <style:paragraph-properties fo:line-height="200%"/>
      <style:text-properties style:font-name="Times New Roman" fo:font-size="12pt" officeooo:rsid="001e3809" officeooo:paragraph-rsid="00198736" style:font-size-asian="12pt" style:font-size-complex="12pt"/>
    </style:style>
    <style:style style:name="P5" style:family="paragraph" style:parent-style-name="Standard">
      <style:paragraph-properties fo:line-height="200%"/>
      <style:text-properties style:font-name="Times New Roman" fo:font-size="12pt" officeooo:rsid="0021317c" officeooo:paragraph-rsid="0021317c" style:font-size-asian="12pt" style:font-size-complex="12pt"/>
    </style:style>
    <style:style style:name="P6" style:family="paragraph" style:parent-style-name="Standard">
      <style:paragraph-properties fo:line-height="200%"/>
      <style:text-properties style:font-name="Times New Roman" fo:font-size="12pt" fo:font-weight="bold" officeooo:rsid="00198736" officeooo:paragraph-rsid="00198736" style:font-size-asian="12pt" style:font-weight-asian="bold" style:font-size-complex="12pt" style:font-weight-complex="bold"/>
    </style:style>
    <style:style style:name="P7" style:family="paragraph" style:parent-style-name="Standard">
      <style:paragraph-properties fo:line-height="200%"/>
      <style:text-properties style:font-name="Times New Roman" fo:font-size="12pt" officeooo:rsid="0022e4a7" officeooo:paragraph-rsid="0022e4a7" style:font-size-asian="12pt" style:font-size-complex="12pt"/>
    </style:style>
    <style:style style:name="P8" style:family="paragraph" style:parent-style-name="Standard">
      <style:paragraph-properties fo:line-height="200%"/>
      <style:text-properties fo:font-variant="normal" fo:text-transform="none" fo:color="#000000" style:text-line-through-style="none" style:font-name="Times New Roman" fo:font-size="12pt" fo:font-style="normal" style:text-underline-style="none" fo:font-weight="normal" officeooo:rsid="00198736" officeooo:paragraph-rsid="0024a4b5" style:text-blinking="false" fo:background-color="transparent" style:font-size-asian="12pt" style:font-weight-asian="normal" style:font-size-complex="12pt" style:font-weight-complex="normal"/>
    </style:style>
    <style:style style:name="P9" style:family="paragraph" style:parent-style-name="Standard">
      <style:paragraph-properties fo:line-height="200%"/>
      <style:text-properties fo:font-variant="normal" fo:text-transform="none" fo:color="#000000" style:text-line-through-style="none" style:font-name="Times New Roman" fo:font-size="12pt" fo:font-style="normal" style:text-underline-style="none" fo:font-weight="normal" officeooo:rsid="001bbdec" officeooo:paragraph-rsid="0024a4b5" style:text-blinking="false" fo:background-color="transparent" style:font-size-asian="12pt" style:font-weight-asian="normal" style:font-size-complex="12pt" style:font-weight-complex="normal"/>
    </style:style>
    <style:style style:name="P10" style:family="paragraph" style:parent-style-name="Text_20_body">
      <style:paragraph-properties fo:line-height="200%"/>
      <style:text-properties fo:font-variant="normal" fo:text-transform="none" fo:color="#000000" style:text-line-through-style="none" style:font-name="Times New Roman" fo:font-size="12pt" fo:font-style="normal" style:text-underline-style="none" fo:font-weight="normal" officeooo:rsid="0024a4b5" officeooo:paragraph-rsid="0024a4b5" style:text-blinking="false" fo:background-color="transparent"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officeooo:rsid="001e3809" style:font-weight-asian="normal" style:font-weight-complex="normal"/>
    </style:style>
    <style:style style:name="T3" style:family="text">
      <style:text-properties fo:font-weight="normal" officeooo:rsid="0024a4b5" style:font-weight-asian="normal" style:font-weight-complex="normal"/>
    </style:style>
    <style:style style:name="T4"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style:style>
    <style:style style:name="T5" style:family="text">
      <style:text-properties fo:font-variant="normal" fo:text-transform="none" fo:color="#000000" style:text-line-through-style="none" fo:font-style="normal" style:text-underline-style="none" fo:font-weight="normal" officeooo:rsid="001b64a0" style:text-blinking="false" fo:background-color="transparent" style:font-weight-asian="normal" style:font-weight-complex="normal"/>
    </style:style>
    <style:style style:name="T6" style:family="text">
      <style:text-properties fo:font-variant="normal" fo:text-transform="none" fo:color="#000000" style:text-line-through-style="none" fo:font-style="normal" style:text-underline-style="none" fo:font-weight="normal" officeooo:rsid="001e3809" style:text-blinking="false" fo:background-color="transparent" style:font-weight-asian="normal" style:font-weight-complex="normal"/>
    </style:style>
    <style:style style:name="T7" style:family="text">
      <style:text-properties fo:font-variant="normal" fo:text-transform="none" fo:color="#000000" style:text-line-through-style="none" fo:font-style="normal" style:text-underline-style="none" fo:font-weight="normal" officeooo:rsid="0024a4b5" style:text-blinking="false" fo:background-color="transparent" style:font-weight-asian="normal" style:font-weight-complex="normal"/>
    </style:style>
    <style:style style:name="T8" style:family="text">
      <style:text-properties fo:font-variant="normal" fo:text-transform="none" fo:color="#000000" style:text-line-through-style="none" fo:font-style="normal" style:text-underline-style="none" style:text-blinking="false" fo:background-color="transparent"/>
    </style:style>
    <style:style style:name="T9" style:family="text">
      <style:text-properties officeooo:rsid="001c497d"/>
    </style:style>
    <style:style style:name="T10" style:family="text">
      <style:text-properties officeooo:rsid="0021317c"/>
    </style:style>
    <style:style style:name="T11" style:family="text">
      <style:text-properties officeooo:rsid="00224d4a"/>
    </style:style>
    <style:style style:name="T12" style:family="text">
      <style:text-properties officeooo:rsid="0022e4a7"/>
    </style:style>
    <style:style style:name="T13" style:family="text">
      <style:text-properties officeooo:rsid="0024a4b5"/>
    </style:style>
    <style:style style:name="T14" style:family="text">
      <style:text-properties officeooo:rsid="000a83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rin<text:span text:style-name="T11">t</text:span> #<text:span text:style-name="T10">1</text:span> Report</text:p>
      <text:p text:style-name="P5">newsRank</text:p>
      <text:p text:style-name="P7">Royal</text:p>
      <text:p text:style-name="P3"><text:span text:style-name="T12">5</text:span>/<text:span text:style-name="T9">02</text:span>/17</text:p>
      <text:p text:style-name="P3"/>
      <text:p text:style-name="P3"><text:span text:style-name="T1">Actions to stop doing:</text:span> <text:span text:style-name="T12">We need to stop mixing up scrum meetings with standard meetings. It takes some practice to get used to what we are supposed to cover and what we are not supposed to cover. We also need to be more up to date on when TSRs are due. We missed the first one due to some confusion over that weekend.</text:span></text:p>
      <text:p text:style-name="P4"/>
      <text:p text:style-name="P3"><text:span text:style-name="T1">Actions to start doing:</text:span> <text:span text:style-name="T13">Using slack over our group text. Slack is far more convenient for a whole bunch of reasons. Learn the Heroku command line for greater functionality, and to try and debug the issues we are having.</text:span></text:p>
      <text:p text:style-name="P3"/>
      <text:p text:style-name="P6">Actions to keep doing: <text:span text:style-name="T2">Maintain our level of communication and continue to work with each other and help one another. Our group has been very good about assisting other members and stepping up when needed. </text:span><text:span text:style-name="T3">We also are very responsive to communications, and are learning a lot of new technologies quickly.</text:span></text:p>
      <text:p text:style-name="P6">Work completed:</text:p>
      <text:p text:style-name="P8">“User Story 1: <text:span text:style-name="T14"><text:s/>As a developer I want to make a basic layout for the website”</text:span></text:p>
      <text:p text:style-name="P9">“User Story 2: <text:s/><text:span text:style-name="T14"><text:s/>As a developer I want to have a search bar because I want to be able to search through topics.”</text:span></text:p>
      <text:p text:style-name="P9"><text:span text:style-name="T14">“User Story 3: As a developer I want to be able to scrape text from Twitter and Facebook </text:span><text:soft-page-break/><text:span text:style-name="T14">because we want to analyze it.”</text:span></text:p>
      <text:p text:style-name="P1">Work not completed:</text:p>
      <text:p text:style-name="P10">There are still issues with the Heroku integration, as well as our post / get requests. None of the user stories were not completed, but some of the tasks aren't at 100% yet.</text:p>
      <text:p text:style-name="P1"><text:span text:style-name="T8">Work completion rate: </text:span><text:span text:style-name="T4">We completed </text:span><text:span text:style-name="T7">3</text:span><text:span text:style-name="T4"> user stories, in an estimated number of </text:span><text:span text:style-name="T6">25</text:span><text:span text:style-name="T4"> hours. There were </text:span><text:span text:style-name="T6">1</text:span><text:span text:style-name="T7">6</text:span><text:span text:style-name="T4"> days in this sprint, </text:span><text:span text:style-name="T5">this figures into a .</text:span><text:span text:style-name="T6">1</text:span><text:span text:style-name="T7">8</text:span><text:span text:style-name="T5"> user stories a day with an average time of 1.</text:span><text:span text:style-name="T7">6 </text:span><text:span text:style-name="T5">hours a day. </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6:47:58.608000000</meta:creation-date>
    <dc:date>2017-05-11T04:23:58.599000000</dc:date>
    <meta:editing-duration>PT9M43S</meta:editing-duration>
    <meta:editing-cycles>6</meta:editing-cycles>
    <meta:generator>LibreOffice/4.1.1.2$Windows_x86 LibreOffice_project/7e4286b58adc75a14f6d83f53a03b6c11fa2903</meta:generator>
    <meta:document-statistic meta:table-count="0" meta:image-count="0" meta:object-count="0" meta:page-count="2" meta:paragraph-count="14" meta:word-count="300" meta:character-count="1598" meta:non-whitespace-character-count="1308"/>
  </office:meta>
</office:document-meta>
</file>